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6A100000AED720B30AD.png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9.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2.1cm" svg:height="0.9cm" svg:x="1.116cm" svg:y="2.1cm">
          <text:p text:style-name="P1">S</text:p>
        </draw:rect>
        <draw:rect draw:style-name="gr1" draw:text-style-name="P1" xml:id="id2" draw:id="id2" draw:layer="layout" svg:width="2.1cm" svg:height="0.9cm" svg:x="4.9cm" svg:y="2.1cm">
          <text:p text:style-name="P1">T</text:p>
        </draw:rect>
        <draw:rect draw:style-name="gr1" draw:text-style-name="P1" xml:id="id3" draw:id="id3" draw:layer="layout" svg:width="2.1cm" svg:height="0.9cm" svg:x="9.1cm" svg:y="2.1cm">
          <text:p text:style-name="P1">H</text:p>
        </draw:rect>
        <draw:rect draw:style-name="gr1" draw:text-style-name="P1" xml:id="id4" draw:id="id4" draw:layer="layout" svg:width="2.1cm" svg:height="0.9cm" svg:x="12.9cm" svg:y="2.1cm">
          <text:p text:style-name="P1">Z</text:p>
        </draw:rect>
        <draw:rect draw:style-name="gr1" draw:text-style-name="P1" xml:id="id5" draw:id="id5" draw:layer="layout" svg:width="2.1cm" svg:height="0.9cm" svg:x="16.5cm" svg:y="2.1cm">
          <text:p text:style-name="P1">E</text:p>
        </draw:rect>
        <draw:connector draw:style-name="gr2" draw:text-style-name="P1" xml:id="id15" draw:id="id15" draw:layer="layout" svg:x1="3.216cm" svg:y1="2.55cm" svg:x2="4.9cm" svg:y2="2.55cm" draw:start-shape="id1" draw:start-glue-point="1" draw:end-shape="id2" draw:end-glue-point="3" svg:d="m3216 2550h1684">
          <text:p/>
        </draw:connector>
        <draw:connector draw:style-name="gr2" draw:text-style-name="P1" xml:id="id17" draw:id="id17" draw:layer="layout" svg:x1="7cm" svg:y1="2.55cm" svg:x2="9.1cm" svg:y2="2.55cm" draw:start-shape="id2" draw:start-glue-point="1" draw:end-shape="id3" draw:end-glue-point="3" svg:d="m7000 2550h2100">
          <text:p/>
        </draw:connector>
        <draw:connector draw:style-name="gr2" draw:text-style-name="P1" xml:id="id7" draw:id="id7" draw:layer="layout" svg:x1="11.2cm" svg:y1="2.55cm" svg:x2="12.9cm" svg:y2="2.55cm" draw:start-shape="id3" draw:start-glue-point="1" draw:end-shape="id4" draw:end-glue-point="3" svg:d="m11200 2550h1700">
          <text:p/>
        </draw:connector>
        <draw:connector draw:style-name="gr2" draw:text-style-name="P1" xml:id="id19" draw:id="id19" draw:layer="layout" svg:x1="15cm" svg:y1="2.55cm" svg:x2="16.5cm" svg:y2="2.55cm" draw:start-shape="id4" draw:start-glue-point="1" draw:end-shape="id5" draw:end-glue-point="3" svg:d="m15000 2550h1500">
          <text:p/>
        </draw:connector>
        <draw:connector draw:style-name="gr3" draw:text-style-name="P1" xml:id="id6" draw:id="id6" draw:layer="layout" draw:type="line" svg:x1="8.48cm" svg:y1="2.55cm" svg:x2="8.505cm" svg:y2="1.138cm" svg:d="m8480 2550 25-1412">
          <text:p/>
        </draw:connector>
        <draw:connector draw:style-name="gr2" draw:text-style-name="P1" draw:layer="layout" draw:line-skew="2.198cm" svg:x1="8.505cm" svg:y1="1.138cm" svg:x2="12.05cm" svg:y2="2.55cm" draw:start-shape="id6" draw:start-glue-point="3" draw:end-shape="id7" draw:end-glue-point="0" svg:d="m8505 1138h3546v1412h-1">
          <text:p/>
        </draw:connector>
        <draw:connector draw:style-name="gr2" draw:text-style-name="P1" xml:id="id21" draw:id="id21" draw:layer="layout" svg:x1="18.6cm" svg:y1="2.55cm" svg:x2="20.246cm" svg:y2="2.554cm" draw:start-shape="id5" draw:start-glue-point="1" svg:d="m18600 2550h1074v4h572">
          <text:p/>
        </draw:connector>
        <draw:rect draw:style-name="gr1" draw:text-style-name="P1" xml:id="id8" draw:id="id8" draw:layer="layout" svg:width="2.1cm" svg:height="0.9cm" svg:x="1.078cm" svg:y="3.7cm">
          <text:p text:style-name="P1">T</text:p>
        </draw:rect>
        <draw:ellipse draw:style-name="gr1" draw:text-style-name="P1" xml:id="id9" draw:id="id9" draw:layer="layout" svg:width="1.6cm" svg:height="1.5cm" svg:x="4.978cm" svg:y="3.4cm">
          <text:p text:style-name="P1">λ</text:p>
        </draw:ellipse>
        <draw:ellipse draw:style-name="gr1" draw:text-style-name="P1" xml:id="id11" draw:id="id11" draw:layer="layout" svg:width="1.6cm" svg:height="1.5cm" svg:x="4.978cm" svg:y="5.2cm">
          <text:p text:style-name="P1">M</text:p>
        </draw:ellipse>
        <draw:ellipse draw:style-name="gr1" draw:text-style-name="P1" xml:id="id12" draw:id="id12" draw:layer="layout" svg:width="1.6cm" svg:height="1.5cm" svg:x="4.978cm" svg:y="7cm">
          <text:p text:style-name="P1">MM</text:p>
        </draw:ellipse>
        <draw:ellipse draw:style-name="gr1" draw:text-style-name="P1" xml:id="id13" draw:id="id13" draw:layer="layout" svg:width="1.6cm" svg:height="1.5cm" svg:x="4.978cm" svg:y="8.8cm">
          <text:p text:style-name="P1">MMM</text:p>
        </draw:ellipse>
        <draw:connector draw:style-name="gr2" draw:text-style-name="P1" xml:id="id10" draw:id="id10" draw:layer="layout" svg:x1="3.178cm" svg:y1="4.15cm" svg:x2="4.978cm" svg:y2="4.15cm" draw:start-shape="id8" draw:start-glue-point="1" draw:end-shape="id9" draw:end-glue-point="3" svg:d="m3178 4150h1800">
          <text:p/>
        </draw:connector>
        <draw:connector draw:style-name="gr2" draw:text-style-name="P1" draw:layer="layout" svg:x1="4.078cm" svg:y1="4.15cm" svg:x2="4.978cm" svg:y2="5.95cm" draw:start-shape="id10" draw:start-glue-point="0" draw:end-shape="id11" draw:end-glue-point="3" svg:d="m4078 4150v1800h900">
          <text:p/>
        </draw:connector>
        <draw:connector draw:style-name="gr2" draw:text-style-name="P1" draw:layer="layout" svg:x1="4.078cm" svg:y1="4.15cm" svg:x2="4.978cm" svg:y2="7.75cm" draw:start-shape="id10" draw:start-glue-point="0" draw:end-shape="id12" draw:end-glue-point="3" svg:d="m4078 4150v3600h900">
          <text:p/>
        </draw:connector>
        <draw:connector draw:style-name="gr2" draw:text-style-name="P1" draw:layer="layout" svg:x1="4.078cm" svg:y1="4.15cm" svg:x2="4.978cm" svg:y2="9.55cm" draw:start-shape="id10" draw:start-glue-point="0" draw:end-shape="id13" draw:end-glue-point="3" svg:d="m4078 4150v5400h900">
          <text:p/>
        </draw:connector>
        <draw:connector draw:style-name="gr2" draw:text-style-name="P1" xml:id="id14" draw:id="id14" draw:layer="layout" svg:x1="6.578cm" svg:y1="4.15cm" svg:x2="9.3cm" svg:y2="4.157cm" draw:start-shape="id9" draw:start-glue-point="1" svg:d="m6578 4150h1612v7h1110">
          <text:p/>
        </draw:connector>
        <draw:connector draw:style-name="gr2" draw:text-style-name="P1" draw:layer="layout" svg:x1="6.578cm" svg:y1="9.55cm" svg:x2="8.19cm" svg:y2="4.153cm" draw:start-shape="id13" draw:start-glue-point="1" draw:end-shape="id14" draw:end-glue-point="0" svg:d="m6578 9550h1612v-5397">
          <text:p/>
        </draw:connector>
        <draw:connector draw:style-name="gr2" draw:text-style-name="P1" draw:layer="layout" svg:x1="6.578cm" svg:y1="7.75cm" svg:x2="8.19cm" svg:y2="4.153cm" draw:start-shape="id12" draw:start-glue-point="1" draw:end-shape="id14" draw:end-glue-point="0" svg:d="m6578 7750h1612v-3597">
          <text:p/>
        </draw:connector>
        <draw:connector draw:style-name="gr2" draw:text-style-name="P1" draw:layer="layout" svg:x1="6.578cm" svg:y1="5.95cm" svg:x2="8.19cm" svg:y2="4.153cm" draw:start-shape="id11" draw:start-glue-point="1" draw:end-shape="id14" draw:end-glue-point="0" svg:d="m6578 5950h1612v-1797">
          <text:p/>
        </draw:connector>
        <draw:rect draw:style-name="gr1" draw:text-style-name="P1" xml:id="id22" draw:id="id22" draw:layer="layout" svg:width="2.1cm" svg:height="0.9cm" svg:x="11.6cm" svg:y="5.6cm">
          <text:p text:style-name="P1">H</text:p>
        </draw:rect>
        <draw:ellipse draw:style-name="gr1" draw:text-style-name="P1" xml:id="id25" draw:id="id25" draw:layer="layout" svg:width="1.6cm" svg:height="1.5cm" svg:x="14.9cm" svg:y="3.5cm">
          <text:p text:style-name="P1">λ</text:p>
        </draw:ellipse>
        <draw:ellipse draw:style-name="gr1" draw:text-style-name="P1" xml:id="id23" draw:id="id23" draw:layer="layout" svg:width="1.6cm" svg:height="1.5cm" svg:x="14.9cm" svg:y="5.3cm">
          <text:p text:style-name="P1">CM</text:p>
        </draw:ellipse>
        <draw:ellipse draw:style-name="gr1" draw:text-style-name="P1" xml:id="id26" draw:id="id26" draw:layer="layout" svg:width="2.3cm" svg:height="1.5cm" svg:x="14.9cm" svg:y="7.1cm">
          <text:p text:style-name="P1">DCCC</text:p>
        </draw:ellipse>
        <draw:ellipse draw:style-name="gr1" draw:text-style-name="P1" xml:id="id27" draw:id="id27" draw:layer="layout" svg:width="1.6cm" svg:height="1.5cm" svg:x="14.9cm" svg:y="8.9cm">
          <text:p text:style-name="P1">DCC</text:p>
        </draw:ellipse>
        <draw:ellipse draw:style-name="gr1" draw:text-style-name="P1" xml:id="id28" draw:id="id28" draw:layer="layout" svg:width="1.6cm" svg:height="1.5cm" svg:x="14.8cm" svg:y="10.8cm">
          <text:p text:style-name="P1">DC</text:p>
        </draw:ellipse>
        <draw:ellipse draw:style-name="gr1" draw:text-style-name="P1" xml:id="id29" draw:id="id29" draw:layer="layout" svg:width="1.6cm" svg:height="1.5cm" svg:x="14.8cm" svg:y="12.6cm">
          <text:p text:style-name="P1">D</text:p>
        </draw:ellipse>
        <draw:ellipse draw:style-name="gr1" draw:text-style-name="P1" xml:id="id30" draw:id="id30" draw:layer="layout" svg:width="1.6cm" svg:height="1.5cm" svg:x="14.8cm" svg:y="14.4cm">
          <text:p text:style-name="P1">CD</text:p>
        </draw:ellipse>
        <draw:ellipse draw:style-name="gr1" draw:text-style-name="P1" xml:id="id31" draw:id="id31" draw:layer="layout" svg:width="1.6cm" svg:height="1.5cm" svg:x="14.8cm" svg:y="16.2cm">
          <text:p text:style-name="P1">CCC</text:p>
        </draw:ellipse>
        <draw:connector draw:style-name="gr3" draw:text-style-name="P1" xml:id="id16" draw:id="id16" draw:layer="layout" draw:type="line" svg:x1="4.058cm" svg:y1="2.55cm" svg:x2="4.072cm" svg:y2="1.119cm" draw:start-shape="id15" draw:start-glue-point="0" svg:d="m4058 2550 14-1431">
          <text:p/>
        </draw:connector>
        <draw:connector draw:style-name="gr2" draw:text-style-name="P1" draw:layer="layout" draw:line-skew="2.514cm" svg:x1="4.072cm" svg:y1="1.119cm" svg:x2="8.05cm" svg:y2="2.55cm" draw:start-shape="id16" draw:start-glue-point="3" draw:end-shape="id17" draw:end-glue-point="0" svg:d="m4072 1119h3978v1431 0">
          <text:p/>
        </draw:connector>
        <draw:connector draw:style-name="gr3" draw:text-style-name="P1" xml:id="id18" draw:id="id18" draw:layer="layout" draw:type="curve" svg:x1="12.342cm" svg:y1="2.538cm" svg:x2="12.333cm" svg:y2="1.136cm" svg:d="m12342 2538c0-1051-9-351-9-1402">
          <text:p/>
        </draw:connector>
        <draw:connector draw:style-name="gr2" draw:text-style-name="P1" draw:layer="layout" draw:line-skew="0.465cm" svg:x1="12.333cm" svg:y1="1.136cm" svg:x2="15.75cm" svg:y2="2.55cm" draw:start-shape="id18" draw:start-glue-point="3" draw:end-shape="id19" draw:end-glue-point="0" svg:d="m12333 1136v-36h3417v1450">
          <text:p/>
        </draw:connector>
        <draw:connector draw:style-name="gr3" draw:text-style-name="P1" xml:id="id20" draw:id="id20" draw:layer="layout" draw:type="line" svg:x1="15.983cm" svg:y1="2.538cm" svg:x2="16.008cm" svg:y2="1.119cm" svg:d="m15983 2538 25-1419">
          <text:p/>
        </draw:connector>
        <draw:connector draw:style-name="gr2" draw:text-style-name="P1" draw:layer="layout" draw:line-skew="0cm -2.079cm" svg:x1="16.008cm" svg:y1="1.119cm" svg:x2="19.674cm" svg:y2="2.55cm" draw:start-shape="id20" draw:start-glue-point="3" draw:end-shape="id21" draw:end-glue-point="0" svg:d="m16008 1119h1296v0h2370v1431">
          <text:p/>
        </draw:connector>
        <draw:ellipse draw:style-name="gr1" draw:text-style-name="P1" xml:id="id32" draw:id="id32" draw:layer="layout" svg:width="1.6cm" svg:height="1.5cm" svg:x="14.8cm" svg:y="18cm">
          <text:p text:style-name="P1">CC</text:p>
        </draw:ellipse>
        <draw:ellipse draw:style-name="gr1" draw:text-style-name="P1" xml:id="id33" draw:id="id33" draw:layer="layout" svg:width="1.6cm" svg:height="1.5cm" svg:x="14.8cm" svg:y="19.8cm">
          <text:p text:style-name="P1">C</text:p>
        </draw:ellipse>
        <draw:connector draw:style-name="gr2" draw:text-style-name="P1" xml:id="id24" draw:id="id24" draw:layer="layout" svg:x1="13.7cm" svg:y1="6.05cm" svg:x2="14.9cm" svg:y2="6.05cm" draw:start-shape="id22" draw:start-glue-point="1" draw:end-shape="id23" draw:end-glue-point="3" svg:d="m13700 6050h1200">
          <text:p/>
        </draw:connector>
        <draw:connector draw:style-name="gr2" draw:text-style-name="P1" xml:id="id34" draw:id="id34" draw:layer="layout" svg:x1="16.5cm" svg:y1="6.05cm" svg:x2="19.977cm" svg:y2="6.051cm" draw:start-shape="id23" draw:start-glue-point="1" svg:d="m16500 6050h1989v1h1488">
          <text:p/>
        </draw:connector>
        <draw:connector draw:style-name="gr2" draw:text-style-name="P1" draw:layer="layout" svg:x1="14.3cm" svg:y1="6.05cm" svg:x2="14.9cm" svg:y2="4.25cm" draw:start-shape="id24" draw:start-glue-point="0" draw:end-shape="id25" svg:d="m14300 6050v-1800h600">
          <text:p/>
        </draw:connector>
        <draw:connector draw:style-name="gr2" draw:text-style-name="P1" draw:layer="layout" svg:x1="14.3cm" svg:y1="6.05cm" svg:x2="14.9cm" svg:y2="7.85cm" draw:start-shape="id24" draw:start-glue-point="0" draw:end-shape="id26" draw:end-glue-point="3" svg:d="m14300 6050v1800h600">
          <text:p/>
        </draw:connector>
        <draw:connector draw:style-name="gr2" draw:text-style-name="P1" draw:layer="layout" svg:x1="14.3cm" svg:y1="6.05cm" svg:x2="14.9cm" svg:y2="9.65cm" draw:start-shape="id24" draw:start-glue-point="0" draw:end-shape="id27" draw:end-glue-point="3" svg:d="m14300 6050v3600h600">
          <text:p/>
        </draw:connector>
        <draw:connector draw:style-name="gr2" draw:text-style-name="P1" draw:layer="layout" draw:line-skew="1.101cm" svg:x1="14.3cm" svg:y1="6.05cm" svg:x2="14.8cm" svg:y2="11.55cm" draw:start-shape="id24" draw:start-glue-point="0" draw:end-shape="id28" draw:end-glue-point="3" svg:d="m14300 6050v0 5500h500">
          <text:p/>
        </draw:connector>
        <draw:connector draw:style-name="gr2" draw:text-style-name="P1" draw:layer="layout" draw:line-skew="1.101cm" svg:x1="14.3cm" svg:y1="6.05cm" svg:x2="14.8cm" svg:y2="13.35cm" draw:start-shape="id24" draw:start-glue-point="0" draw:end-shape="id29" draw:end-glue-point="3" svg:d="m14300 6050v0 7300h500">
          <text:p/>
        </draw:connector>
        <draw:connector draw:style-name="gr2" draw:text-style-name="P1" draw:layer="layout" draw:line-skew="1.101cm" svg:x1="14.3cm" svg:y1="6.05cm" svg:x2="14.8cm" svg:y2="15.15cm" draw:start-shape="id24" draw:start-glue-point="0" draw:end-shape="id30" draw:end-glue-point="3" svg:d="m14300 6050v0 9100h500">
          <text:p/>
        </draw:connector>
        <draw:connector draw:style-name="gr2" draw:text-style-name="P1" draw:layer="layout" draw:line-skew="1.101cm" svg:x1="14.3cm" svg:y1="6.05cm" svg:x2="14.8cm" svg:y2="16.95cm" draw:start-shape="id24" draw:start-glue-point="0" draw:end-shape="id31" draw:end-glue-point="3" svg:d="m14300 6050v0 10900h500">
          <text:p/>
        </draw:connector>
        <draw:connector draw:style-name="gr2" draw:text-style-name="P1" draw:layer="layout" draw:line-skew="1.101cm" svg:x1="14.3cm" svg:y1="6.05cm" svg:x2="14.8cm" svg:y2="18.75cm" draw:start-shape="id24" draw:start-glue-point="0" draw:end-shape="id32" draw:end-glue-point="3" svg:d="m14300 6050v0 12700h500">
          <text:p/>
        </draw:connector>
        <draw:connector draw:style-name="gr2" draw:text-style-name="P1" draw:layer="layout" draw:line-skew="1.101cm" svg:x1="14.3cm" svg:y1="6.05cm" svg:x2="14.8cm" svg:y2="20.55cm" draw:start-shape="id24" draw:start-glue-point="0" draw:end-shape="id33" draw:end-glue-point="3" svg:d="m14300 6050v0 14500h500">
          <text:p/>
        </draw:connector>
        <draw:connector draw:style-name="gr2" draw:text-style-name="P1" draw:layer="layout" svg:x1="16.4cm" svg:y1="20.55cm" svg:x2="18.489cm" svg:y2="6.05cm" draw:start-shape="id33" draw:start-glue-point="1" draw:end-shape="id34" draw:end-glue-point="0" svg:d="m16400 20550h2089v-14500">
          <text:p/>
        </draw:connector>
        <draw:connector draw:style-name="gr2" draw:text-style-name="P1" draw:layer="layout" svg:x1="16.4cm" svg:y1="18.75cm" svg:x2="18.489cm" svg:y2="6.05cm" draw:start-shape="id32" draw:start-glue-point="1" draw:end-shape="id34" draw:end-glue-point="0" svg:d="m16400 18750h2089v-12700">
          <text:p/>
        </draw:connector>
        <draw:connector draw:style-name="gr2" draw:text-style-name="P1" draw:layer="layout" svg:x1="16.4cm" svg:y1="16.95cm" svg:x2="18.489cm" svg:y2="6.05cm" draw:start-shape="id31" draw:start-glue-point="1" draw:end-shape="id34" draw:end-glue-point="0" svg:d="m16400 16950h2089v-10900">
          <text:p/>
        </draw:connector>
        <draw:connector draw:style-name="gr2" draw:text-style-name="P1" draw:layer="layout" svg:x1="16.4cm" svg:y1="15.15cm" svg:x2="18.489cm" svg:y2="6.05cm" draw:start-shape="id30" draw:start-glue-point="1" draw:end-shape="id34" draw:end-glue-point="0" svg:d="m16400 15150h2089v-9100">
          <text:p/>
        </draw:connector>
        <draw:connector draw:style-name="gr2" draw:text-style-name="P1" draw:layer="layout" svg:x1="16.4cm" svg:y1="13.35cm" svg:x2="18.489cm" svg:y2="6.05cm" draw:start-shape="id29" draw:start-glue-point="1" draw:end-shape="id34" draw:end-glue-point="0" svg:d="m16400 13350h2089v-7300">
          <text:p/>
        </draw:connector>
        <draw:connector draw:style-name="gr2" draw:text-style-name="P1" draw:layer="layout" svg:x1="16.4cm" svg:y1="11.55cm" svg:x2="18.489cm" svg:y2="6.05cm" draw:start-shape="id28" draw:start-glue-point="1" draw:end-shape="id34" draw:end-glue-point="0" svg:d="m16400 11550h2089v-5500">
          <text:p/>
        </draw:connector>
        <draw:connector draw:style-name="gr2" draw:text-style-name="P1" draw:layer="layout" svg:x1="16.5cm" svg:y1="9.65cm" svg:x2="18.489cm" svg:y2="6.05cm" draw:start-shape="id27" draw:start-glue-point="1" draw:end-shape="id34" draw:end-glue-point="0" svg:d="m16500 9650h1989v-3600">
          <text:p/>
        </draw:connector>
        <draw:connector draw:style-name="gr2" draw:text-style-name="P1" draw:layer="layout" svg:x1="17.2cm" svg:y1="7.85cm" svg:x2="18.489cm" svg:y2="6.05cm" draw:start-shape="id26" draw:start-glue-point="1" draw:end-shape="id34" draw:end-glue-point="0" svg:d="m17200 7850h1289v-1800">
          <text:p/>
        </draw:connector>
        <draw:connector draw:style-name="gr2" draw:text-style-name="P1" draw:layer="layout" svg:x1="16.5cm" svg:y1="4.25cm" svg:x2="18.489cm" svg:y2="6.05cm" draw:start-shape="id25" draw:start-glue-point="1" draw:end-shape="id34" draw:end-glue-point="0" svg:d="m16500 4250h1989v1800">
          <text:p/>
        </draw:connector>
        <draw:ellipse draw:style-name="gr1" draw:text-style-name="P1" xml:id="id38" draw:id="id38" draw:layer="layout" svg:width="1.6cm" svg:height="1.5cm" svg:x="5cm" svg:y="10.8cm">
          <text:p text:style-name="P1">λ</text:p>
        </draw:ellipse>
        <draw:ellipse draw:style-name="gr1" draw:text-style-name="P1" xml:id="id39" draw:id="id39" draw:layer="layout" svg:width="1.6cm" svg:height="1.5cm" svg:x="5cm" svg:y="12.6cm">
          <text:p text:style-name="P1">XC</text:p>
        </draw:ellipse>
        <draw:ellipse draw:style-name="gr1" draw:text-style-name="P1" xml:id="id40" draw:id="id40" draw:layer="layout" svg:width="2.1cm" svg:height="1.5cm" svg:x="5cm" svg:y="14.4cm">
          <text:p text:style-name="P1">LXXX</text:p>
        </draw:ellipse>
        <draw:ellipse draw:style-name="gr1" draw:text-style-name="P1" xml:id="id41" draw:id="id41" draw:layer="layout" svg:width="1.6cm" svg:height="1.5cm" svg:x="5cm" svg:y="16.2cm">
          <text:p text:style-name="P1">LXX</text:p>
        </draw:ellipse>
        <draw:ellipse draw:style-name="gr1" draw:text-style-name="P1" xml:id="id36" draw:id="id36" draw:layer="layout" svg:width="1.6cm" svg:height="1.5cm" svg:x="5cm" svg:y="18.1cm">
          <text:p text:style-name="P1">LX</text:p>
        </draw:ellipse>
        <draw:ellipse draw:style-name="gr1" draw:text-style-name="P1" xml:id="id42" draw:id="id42" draw:layer="layout" svg:width="1.6cm" svg:height="1.5cm" svg:x="5cm" svg:y="19.9cm">
          <text:p text:style-name="P1">L</text:p>
        </draw:ellipse>
        <draw:ellipse draw:style-name="gr1" draw:text-style-name="P1" xml:id="id43" draw:id="id43" draw:layer="layout" svg:width="1.6cm" svg:height="1.5cm" svg:x="5cm" svg:y="21.7cm">
          <text:p text:style-name="P1">XL</text:p>
        </draw:ellipse>
        <draw:ellipse draw:style-name="gr1" draw:text-style-name="P1" xml:id="id44" draw:id="id44" draw:layer="layout" svg:width="1.6cm" svg:height="1.5cm" svg:x="5cm" svg:y="23.5cm">
          <text:p text:style-name="P1">XXX</text:p>
        </draw:ellipse>
        <draw:ellipse draw:style-name="gr1" draw:text-style-name="P1" xml:id="id45" draw:id="id45" draw:layer="layout" svg:width="1.6cm" svg:height="1.5cm" svg:x="5cm" svg:y="25.5cm">
          <text:p text:style-name="P1">XX</text:p>
        </draw:ellipse>
        <draw:rect draw:style-name="gr1" draw:text-style-name="P1" xml:id="id35" draw:id="id35" draw:layer="layout" svg:width="2.1cm" svg:height="0.9cm" svg:x="1.2cm" svg:y="18.4cm">
          <text:p text:style-name="P1">Z</text:p>
        </draw:rect>
        <draw:ellipse draw:style-name="gr1" draw:text-style-name="P1" xml:id="id46" draw:id="id46" draw:layer="layout" svg:width="1.6cm" svg:height="1.5cm" svg:x="5cm" svg:y="27.2cm">
          <text:p text:style-name="P1">X</text:p>
        </draw:ellipse>
        <draw:connector draw:style-name="gr2" draw:text-style-name="P1" xml:id="id37" draw:id="id37" draw:layer="layout" svg:x1="3.3cm" svg:y1="18.85cm" svg:x2="5cm" svg:y2="18.85cm" draw:start-shape="id35" draw:start-glue-point="1" draw:end-shape="id36" draw:end-glue-point="3" svg:d="m3300 18850h1700">
          <text:p/>
        </draw:connector>
        <draw:connector draw:style-name="gr2" draw:text-style-name="P1" xml:id="id47" draw:id="id47" draw:layer="layout" svg:x1="6.6cm" svg:y1="18.85cm" svg:x2="8.544cm" svg:y2="18.861cm" draw:start-shape="id36" draw:start-glue-point="1" svg:d="m6600 18850h1177v11h767">
          <text:p/>
        </draw:connector>
        <draw:connector draw:style-name="gr2" draw:text-style-name="P1" draw:layer="layout" svg:x1="4.15cm" svg:y1="18.85cm" svg:x2="5cm" svg:y2="11.55cm" draw:start-shape="id37" draw:start-glue-point="0" draw:end-shape="id38" draw:end-glue-point="3" svg:d="m4150 18850v-7300h850">
          <text:p/>
        </draw:connector>
        <draw:connector draw:style-name="gr2" draw:text-style-name="P1" draw:layer="layout" svg:x1="4.15cm" svg:y1="18.85cm" svg:x2="5cm" svg:y2="13.35cm" draw:start-shape="id37" draw:start-glue-point="0" draw:end-shape="id39" draw:end-glue-point="3" svg:d="m4150 18850v-5500h850">
          <text:p/>
        </draw:connector>
        <draw:connector draw:style-name="gr2" draw:text-style-name="P1" draw:layer="layout" svg:x1="4.15cm" svg:y1="18.85cm" svg:x2="5cm" svg:y2="15.15cm" draw:start-shape="id37" draw:start-glue-point="0" draw:end-shape="id40" draw:end-glue-point="3" svg:d="m4150 18850v-3700h850">
          <text:p/>
        </draw:connector>
        <draw:connector draw:style-name="gr2" draw:text-style-name="P1" draw:layer="layout" svg:x1="4.15cm" svg:y1="18.85cm" svg:x2="5cm" svg:y2="16.95cm" draw:start-shape="id37" draw:start-glue-point="0" draw:end-shape="id41" draw:end-glue-point="3" svg:d="m4150 18850v-1900h850">
          <text:p/>
        </draw:connector>
        <draw:connector draw:style-name="gr2" draw:text-style-name="P1" draw:layer="layout" svg:x1="4.15cm" svg:y1="18.85cm" svg:x2="5cm" svg:y2="20.65cm" draw:start-shape="id37" draw:start-glue-point="0" draw:end-shape="id42" draw:end-glue-point="3" svg:d="m4150 18850v1800h850">
          <text:p/>
        </draw:connector>
        <draw:connector draw:style-name="gr2" draw:text-style-name="P1" draw:layer="layout" svg:x1="4.15cm" svg:y1="18.85cm" svg:x2="5cm" svg:y2="22.45cm" draw:start-shape="id37" draw:start-glue-point="0" draw:end-shape="id43" draw:end-glue-point="3" svg:d="m4150 18850v3600h850">
          <text:p/>
        </draw:connector>
        <draw:connector draw:style-name="gr2" draw:text-style-name="P1" draw:layer="layout" svg:x1="4.15cm" svg:y1="18.85cm" svg:x2="5cm" svg:y2="24.25cm" draw:start-shape="id37" draw:start-glue-point="0" draw:end-shape="id44" draw:end-glue-point="3" svg:d="m4150 18850v5400h850">
          <text:p/>
        </draw:connector>
        <draw:connector draw:style-name="gr2" draw:text-style-name="P1" draw:layer="layout" svg:x1="4.15cm" svg:y1="18.85cm" svg:x2="5cm" svg:y2="26.25cm" draw:start-shape="id37" draw:start-glue-point="0" draw:end-shape="id45" draw:end-glue-point="3" svg:d="m4150 18850v7400h850">
          <text:p/>
        </draw:connector>
        <draw:connector draw:style-name="gr2" draw:text-style-name="P1" draw:layer="layout" svg:x1="4.15cm" svg:y1="18.85cm" svg:x2="5cm" svg:y2="27.95cm" draw:start-shape="id37" draw:start-glue-point="0" draw:end-shape="id46" draw:end-glue-point="3" svg:d="m4150 18850v9100h850">
          <text:p/>
        </draw:connector>
        <draw:connector draw:style-name="gr2" draw:text-style-name="P1" draw:layer="layout" svg:x1="6.6cm" svg:y1="11.55cm" svg:x2="7.777cm" svg:y2="18.855cm" draw:start-shape="id38" draw:start-glue-point="1" draw:end-shape="id47" draw:end-glue-point="0" svg:d="m6600 11550h1177v7305">
          <text:p/>
        </draw:connector>
        <draw:connector draw:style-name="gr2" draw:text-style-name="P1" draw:layer="layout" svg:x1="6.6cm" svg:y1="13.35cm" svg:x2="7.777cm" svg:y2="18.855cm" draw:start-shape="id39" draw:start-glue-point="1" draw:end-shape="id47" draw:end-glue-point="0" svg:d="m6600 13350h1177v5505">
          <text:p/>
        </draw:connector>
        <draw:connector draw:style-name="gr2" draw:text-style-name="P1" draw:layer="layout" svg:x1="7.1cm" svg:y1="15.15cm" svg:x2="7.777cm" svg:y2="18.855cm" draw:start-shape="id40" draw:start-glue-point="1" draw:end-shape="id47" draw:end-glue-point="0" svg:d="m7100 15150h677v3705">
          <text:p/>
        </draw:connector>
        <draw:connector draw:style-name="gr2" draw:text-style-name="P1" draw:layer="layout" svg:x1="6.6cm" svg:y1="16.95cm" svg:x2="7.777cm" svg:y2="18.855cm" draw:start-shape="id41" draw:start-glue-point="1" draw:end-shape="id47" draw:end-glue-point="0" svg:d="m6600 16950h1177v1905">
          <text:p/>
        </draw:connector>
        <draw:connector draw:style-name="gr2" draw:text-style-name="P1" draw:layer="layout" svg:x1="6.6cm" svg:y1="20.65cm" svg:x2="7.777cm" svg:y2="18.855cm" draw:start-shape="id42" draw:start-glue-point="1" draw:end-shape="id47" draw:end-glue-point="0" svg:d="m6600 20650h1177v-1795">
          <text:p/>
        </draw:connector>
        <draw:connector draw:style-name="gr2" draw:text-style-name="P1" draw:layer="layout" svg:x1="6.6cm" svg:y1="22.45cm" svg:x2="7.777cm" svg:y2="18.855cm" draw:start-shape="id43" draw:start-glue-point="1" draw:end-shape="id47" draw:end-glue-point="0" svg:d="m6600 22450h1177v-3595">
          <text:p/>
        </draw:connector>
        <draw:connector draw:style-name="gr2" draw:text-style-name="P1" draw:layer="layout" svg:x1="6.6cm" svg:y1="24.25cm" svg:x2="7.777cm" svg:y2="18.855cm" draw:start-shape="id44" draw:start-glue-point="1" draw:end-shape="id47" draw:end-glue-point="0" svg:d="m6600 24250h1177v-5395">
          <text:p/>
        </draw:connector>
        <draw:connector draw:style-name="gr2" draw:text-style-name="P1" draw:layer="layout" svg:x1="6.6cm" svg:y1="26.25cm" svg:x2="7.777cm" svg:y2="18.855cm" draw:start-shape="id45" draw:start-glue-point="1" draw:end-shape="id47" draw:end-glue-point="0" svg:d="m6600 26250h1177v-7395">
          <text:p/>
        </draw:connector>
        <draw:connector draw:style-name="gr2" draw:text-style-name="P1" draw:layer="layout" svg:x1="6.6cm" svg:y1="27.95cm" svg:x2="7.777cm" svg:y2="18.855cm" draw:start-shape="id46" draw:start-glue-point="1" draw:end-shape="id47" draw:end-glue-point="0" svg:d="m6600 27950h1177v-9095">
          <text:p/>
        </draw:connector>
        <draw:frame draw:style-name="gr4" draw:layer="layout" svg:width="3.918cm" svg:height="1.675cm" svg:x="1cm" svg:y="0.225cm">
          <draw:text-box>
            <text:p>Aufgabe 4.1</text:p>
            <text:p>a)</text:p>
          </draw:text-box>
        </draw:frame>
      </draw:page>
      <draw:page draw:name="page2" draw:style-name="dp1" draw:master-page-name="Standard">
        <draw:ellipse draw:style-name="gr1" draw:text-style-name="P1" xml:id="id51" draw:id="id51" draw:layer="layout" svg:width="1.6cm" svg:height="1.5cm" svg:x="5.156cm" svg:y="1.1cm">
          <text:p text:style-name="P1">λ</text:p>
        </draw:ellipse>
        <draw:ellipse draw:style-name="gr1" draw:text-style-name="P1" xml:id="id52" draw:id="id52" draw:layer="layout" svg:width="1.6cm" svg:height="1.5cm" svg:x="5.156cm" svg:y="2.9cm">
          <text:p text:style-name="P1">IX</text:p>
        </draw:ellipse>
        <draw:ellipse draw:style-name="gr1" draw:text-style-name="P1" xml:id="id53" draw:id="id53" draw:layer="layout" svg:width="1.644cm" svg:height="1.5cm" svg:x="5.156cm" svg:y="4.7cm">
          <text:p text:style-name="P1">VIII</text:p>
        </draw:ellipse>
        <draw:ellipse draw:style-name="gr1" draw:text-style-name="P1" xml:id="id54" draw:id="id54" draw:layer="layout" svg:width="1.6cm" svg:height="1.5cm" svg:x="5.156cm" svg:y="6.5cm">
          <text:p text:style-name="P1">VII</text:p>
        </draw:ellipse>
        <draw:ellipse draw:style-name="gr1" draw:text-style-name="P1" xml:id="id49" draw:id="id49" draw:layer="layout" svg:width="1.6cm" svg:height="1.5cm" svg:x="5.156cm" svg:y="8.4cm">
          <text:p text:style-name="P1">VI</text:p>
        </draw:ellipse>
        <draw:ellipse draw:style-name="gr1" draw:text-style-name="P1" xml:id="id55" draw:id="id55" draw:layer="layout" svg:width="1.6cm" svg:height="1.5cm" svg:x="5.156cm" svg:y="10.2cm">
          <text:p text:style-name="P1">V</text:p>
        </draw:ellipse>
        <draw:ellipse draw:style-name="gr1" draw:text-style-name="P1" xml:id="id56" draw:id="id56" draw:layer="layout" svg:width="1.6cm" svg:height="1.5cm" svg:x="5.156cm" svg:y="12cm">
          <text:p text:style-name="P1">IV</text:p>
        </draw:ellipse>
        <draw:ellipse draw:style-name="gr1" draw:text-style-name="P1" xml:id="id57" draw:id="id57" draw:layer="layout" svg:width="1.6cm" svg:height="1.5cm" svg:x="5.156cm" svg:y="13.8cm">
          <text:p text:style-name="P1">III</text:p>
        </draw:ellipse>
        <draw:ellipse draw:style-name="gr1" draw:text-style-name="P1" xml:id="id58" draw:id="id58" draw:layer="layout" svg:width="1.6cm" svg:height="1.5cm" svg:x="5.156cm" svg:y="15.8cm">
          <text:p text:style-name="P1">II</text:p>
        </draw:ellipse>
        <draw:rect draw:style-name="gr1" draw:text-style-name="P1" xml:id="id48" draw:id="id48" draw:layer="layout" svg:width="2.1cm" svg:height="0.9cm" svg:x="1.356cm" svg:y="8.7cm">
          <text:p text:style-name="P1">E</text:p>
        </draw:rect>
        <draw:ellipse draw:style-name="gr1" draw:text-style-name="P1" xml:id="id59" draw:id="id59" draw:layer="layout" svg:width="1.6cm" svg:height="1.5cm" svg:x="5.156cm" svg:y="17.5cm">
          <text:p text:style-name="P1">I</text:p>
        </draw:ellipse>
        <draw:connector draw:style-name="gr2" draw:text-style-name="P1" xml:id="id50" draw:id="id50" draw:layer="layout" svg:x1="3.456cm" svg:y1="9.15cm" svg:x2="5.156cm" svg:y2="9.15cm" draw:start-shape="id48" draw:start-glue-point="1" draw:end-shape="id49" draw:end-glue-point="3" svg:d="m3456 9150h1700">
          <text:p/>
        </draw:connector>
        <draw:connector draw:style-name="gr2" draw:text-style-name="P1" xml:id="id60" draw:id="id60" draw:layer="layout" svg:x1="6.756cm" svg:y1="9.15cm" svg:x2="8.7cm" svg:y2="9.161cm" draw:start-shape="id49" draw:start-glue-point="1" svg:d="m6756 9150h1223v11h721">
          <text:p/>
        </draw:connector>
        <draw:connector draw:style-name="gr2" draw:text-style-name="P1" draw:layer="layout" svg:x1="4.306cm" svg:y1="9.15cm" svg:x2="5.156cm" svg:y2="1.85cm" draw:start-shape="id50" draw:start-glue-point="0" draw:end-shape="id51" draw:end-glue-point="3" svg:d="m4306 9150v-7300h850">
          <text:p/>
        </draw:connector>
        <draw:connector draw:style-name="gr2" draw:text-style-name="P1" draw:layer="layout" svg:x1="4.306cm" svg:y1="9.15cm" svg:x2="5.156cm" svg:y2="3.65cm" draw:start-shape="id50" draw:start-glue-point="0" draw:end-shape="id52" draw:end-glue-point="3" svg:d="m4306 9150v-5500h850">
          <text:p/>
        </draw:connector>
        <draw:connector draw:style-name="gr2" draw:text-style-name="P1" draw:layer="layout" svg:x1="4.306cm" svg:y1="9.15cm" svg:x2="5.156cm" svg:y2="5.45cm" draw:start-shape="id50" draw:start-glue-point="0" draw:end-shape="id53" draw:end-glue-point="3" svg:d="m4306 9150v-3700h850">
          <text:p/>
        </draw:connector>
        <draw:connector draw:style-name="gr2" draw:text-style-name="P1" draw:layer="layout" svg:x1="4.306cm" svg:y1="9.15cm" svg:x2="5.156cm" svg:y2="7.25cm" draw:start-shape="id50" draw:start-glue-point="0" draw:end-shape="id54" draw:end-glue-point="3" svg:d="m4306 9150v-1900h850">
          <text:p/>
        </draw:connector>
        <draw:connector draw:style-name="gr2" draw:text-style-name="P1" draw:layer="layout" svg:x1="4.306cm" svg:y1="9.15cm" svg:x2="5.156cm" svg:y2="10.95cm" draw:start-shape="id50" draw:start-glue-point="0" draw:end-shape="id55" draw:end-glue-point="3" svg:d="m4306 9150v1800h850">
          <text:p/>
        </draw:connector>
        <draw:connector draw:style-name="gr2" draw:text-style-name="P1" draw:layer="layout" svg:x1="4.306cm" svg:y1="9.15cm" svg:x2="5.156cm" svg:y2="12.75cm" draw:start-shape="id50" draw:start-glue-point="0" draw:end-shape="id56" draw:end-glue-point="3" svg:d="m4306 9150v3600h850">
          <text:p/>
        </draw:connector>
        <draw:connector draw:style-name="gr2" draw:text-style-name="P1" draw:layer="layout" svg:x1="4.306cm" svg:y1="9.15cm" svg:x2="5.156cm" svg:y2="14.55cm" draw:start-shape="id50" draw:start-glue-point="0" draw:end-shape="id57" draw:end-glue-point="3" svg:d="m4306 9150v5400h850">
          <text:p/>
        </draw:connector>
        <draw:connector draw:style-name="gr2" draw:text-style-name="P1" draw:layer="layout" svg:x1="4.306cm" svg:y1="9.15cm" svg:x2="5.156cm" svg:y2="16.55cm" draw:start-shape="id50" draw:start-glue-point="0" draw:end-shape="id58" draw:end-glue-point="3" svg:d="m4306 9150v7400h850">
          <text:p/>
        </draw:connector>
        <draw:connector draw:style-name="gr2" draw:text-style-name="P1" draw:layer="layout" svg:x1="4.306cm" svg:y1="9.15cm" svg:x2="5.156cm" svg:y2="18.25cm" draw:start-shape="id50" draw:start-glue-point="0" draw:end-shape="id59" draw:end-glue-point="3" svg:d="m4306 9150v9100h850">
          <text:p/>
        </draw:connector>
        <draw:connector draw:style-name="gr2" draw:text-style-name="P1" draw:layer="layout" svg:x1="6.756cm" svg:y1="1.85cm" svg:x2="7.979cm" svg:y2="9.155cm" draw:start-shape="id51" draw:start-glue-point="1" draw:end-shape="id60" draw:end-glue-point="0" svg:d="m6756 1850h1223v7305">
          <text:p/>
        </draw:connector>
        <draw:connector draw:style-name="gr2" draw:text-style-name="P1" draw:layer="layout" svg:x1="6.756cm" svg:y1="3.65cm" svg:x2="7.979cm" svg:y2="9.155cm" draw:start-shape="id52" draw:start-glue-point="1" draw:end-shape="id60" draw:end-glue-point="0" svg:d="m6756 3650h1223v5505">
          <text:p/>
        </draw:connector>
        <draw:connector draw:style-name="gr2" draw:text-style-name="P1" draw:layer="layout" svg:x1="6.8cm" svg:y1="5.45cm" svg:x2="7.979cm" svg:y2="9.155cm" draw:start-shape="id53" draw:start-glue-point="1" draw:end-shape="id60" draw:end-glue-point="0" svg:d="m6800 5450h1179v3705">
          <text:p/>
        </draw:connector>
        <draw:connector draw:style-name="gr2" draw:text-style-name="P1" draw:layer="layout" svg:x1="6.756cm" svg:y1="7.25cm" svg:x2="7.979cm" svg:y2="9.155cm" draw:start-shape="id54" draw:start-glue-point="1" draw:end-shape="id60" draw:end-glue-point="0" svg:d="m6756 7250h1223v1905">
          <text:p/>
        </draw:connector>
        <draw:connector draw:style-name="gr2" draw:text-style-name="P1" draw:layer="layout" svg:x1="6.756cm" svg:y1="10.95cm" svg:x2="7.979cm" svg:y2="9.155cm" draw:start-shape="id55" draw:start-glue-point="1" draw:end-shape="id60" draw:end-glue-point="0" svg:d="m6756 10950h1223v-1795">
          <text:p/>
        </draw:connector>
        <draw:connector draw:style-name="gr2" draw:text-style-name="P1" draw:layer="layout" svg:x1="6.756cm" svg:y1="12.75cm" svg:x2="7.979cm" svg:y2="9.155cm" draw:start-shape="id56" draw:start-glue-point="1" draw:end-shape="id60" draw:end-glue-point="0" svg:d="m6756 12750h1223v-3595">
          <text:p/>
        </draw:connector>
        <draw:connector draw:style-name="gr2" draw:text-style-name="P1" draw:layer="layout" svg:x1="6.756cm" svg:y1="14.55cm" svg:x2="7.979cm" svg:y2="9.155cm" draw:start-shape="id57" draw:start-glue-point="1" draw:end-shape="id60" draw:end-glue-point="0" svg:d="m6756 14550h1223v-5395">
          <text:p/>
        </draw:connector>
        <draw:connector draw:style-name="gr2" draw:text-style-name="P1" draw:layer="layout" svg:x1="6.756cm" svg:y1="16.55cm" svg:x2="7.979cm" svg:y2="9.155cm" draw:start-shape="id58" draw:start-glue-point="1" draw:end-shape="id60" draw:end-glue-point="0" svg:d="m6756 16550h1223v-7395">
          <text:p/>
        </draw:connector>
        <draw:connector draw:style-name="gr2" draw:text-style-name="P1" draw:layer="layout" svg:x1="6.756cm" svg:y1="18.25cm" svg:x2="7.979cm" svg:y2="9.155cm" draw:start-shape="id59" draw:start-glue-point="1" draw:end-shape="id60" draw:end-glue-point="0" svg:d="m6756 18250h1223v-9095">
          <text:p/>
        </draw:connector>
        <draw:frame draw:style-name="gr5" draw:layer="layout" svg:width="18.7cm" svg:height="10.319cm" svg:x="0.9cm" svg:y="19.081cm">
          <draw:text-box>
            <text:p><text:span text:style-name="T1">b)</text:span> In diesem Fall kann man sich einfach das Maximum der Anzahl der Terminal-Symbole jedes Nicht-Terminals nehmen, also <text:span text:style-name="T1">10</text:span>. Bei jedem Durchlauf kann man dann ein anderes dieser 10 Knoten durchlaufen, wobei man bei den anderen Nicht-Terminalen ebenfalls immer ein anderes nimmt.</text:p>
            <text:p/>
            <text:p><text:span text:style-name="T1">c)</text:span> Wie in a), nur dass jetzt noch die optionale Kante mitgenommen werden muss (die, die die Nicht-Terminale überspringen), da sonst für jedes Nicht-Terminal die Anzahl der Knoten und die Anzahl der Kanten gleich ist. Pro Nicht-Terminal hat man dann (Anzahl_der_Knoten + 1) Kanten und das Maximum ist <text:span text:style-name="T1">11</text:span>.</text:p>
            <text:p/>
            <text:p><text:span text:style-name="T1">d)</text:span> Alle Pfad-Möglichkeiten: 6*11*11*11 = <text:span text:style-name="T1">7.986</text:span></text:p>
          </draw:text-box>
        </draw:frame>
      </draw:page>
      <draw:page draw:name="page3" draw:style-name="dp1" draw:master-page-name="Standard">
        <draw:frame draw:style-name="gr6" draw:text-style-name="P1" draw:layer="layout" svg:width="16.805cm" svg:height="27.699cm" svg:x="0.195cm" svg:y="1.001cm">
          <draw:image xlink:href="Pictures/10000201000006A100000AED720B30AD.png" xlink:type="simple" xlink:show="embed" xlink:actuate="onLoad">
            <text:p/>
          </draw:image>
        </draw:frame>
        <draw:circle draw:style-name="gr1" draw:text-style-name="P1" xml:id="id61" draw:id="id61" draw:layer="layout" svg:width="0.7cm" svg:height="0.7cm" svg:x="19cm" svg:y="1.4cm">
          <text:p/>
        </draw:circle>
        <draw:frame draw:style-name="gr7" draw:text-style-name="P1" draw:layer="layout" svg:width="0.547cm" svg:height="0.543cm" svg:x="19.1cm" svg:y="1.45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custom-shape draw:style-name="gr8" draw:text-style-name="P1" draw:layer="layout" svg:width="0.2cm" svg:height="0.5cm" svg:x="17.172cm" svg:y="1.4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layer="layout" svg:width="0.2cm" svg:height="0.8cm" svg:x="17.2cm" svg:y="2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62" draw:id="id62" draw:layer="layout" svg:width="0.7cm" svg:height="0.7cm" svg:x="19cm" svg:y="2.4cm">
          <text:p/>
        </draw:circle>
        <draw:frame draw:style-name="gr7" draw:text-style-name="P1" draw:layer="layout" svg:width="0.547cm" svg:height="0.543cm" svg:x="19.1cm" svg:y="2.45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onnector draw:style-name="gr9" draw:text-style-name="P1" draw:layer="layout" svg:x1="19.35cm" svg:y1="2.1cm" svg:x2="19.35cm" svg:y2="2.4cm" draw:start-shape="id61" draw:start-glue-point="2" draw:end-shape="id62" draw:end-glue-point="0" svg:d="m19350 2100v300">
          <text:p/>
        </draw:connector>
        <draw:custom-shape draw:style-name="gr8" draw:text-style-name="P1" draw:layer="layout" svg:width="0.4cm" svg:height="2.9cm" svg:x="17.2cm" svg:y="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63" draw:id="id63" draw:layer="layout" svg:width="0.7cm" svg:height="0.7cm" svg:x="19cm" svg:y="4cm">
          <text:p/>
        </draw:circle>
        <draw:frame draw:style-name="gr7" draw:text-style-name="P1" draw:layer="layout" svg:width="0.547cm" svg:height="0.543cm" svg:x="19.1cm" svg:y="4.057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connector draw:style-name="gr9" draw:text-style-name="P1" draw:layer="layout" svg:x1="19.35cm" svg:y1="3.1cm" svg:x2="19.35cm" svg:y2="4cm" draw:start-shape="id62" draw:start-glue-point="2" draw:end-shape="id63" draw:end-glue-point="0" svg:d="m19350 3100v900">
          <text:p/>
        </draw:connector>
        <draw:circle draw:style-name="gr1" draw:text-style-name="P1" xml:id="id64" draw:id="id64" draw:layer="layout" svg:width="0.7cm" svg:height="0.7cm" svg:x="19cm" svg:y="6.1cm">
          <text:p/>
        </draw:circle>
        <draw:frame draw:style-name="gr7" draw:text-style-name="P1" draw:layer="layout" svg:width="0.547cm" svg:height="0.543cm" svg:x="19.1cm" svg:y="6.157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custom-shape draw:style-name="gr8" draw:text-style-name="P1" draw:layer="layout" svg:width="0.3cm" svg:height="0.8cm" svg:x="17.2cm" svg:y="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9" draw:text-style-name="P1" draw:layer="layout" svg:x1="19.35cm" svg:y1="4.7cm" svg:x2="19.35cm" svg:y2="6.1cm" draw:start-shape="id63" draw:start-glue-point="2" draw:end-shape="id64" draw:end-glue-point="0" svg:d="m19350 4700v1400">
          <text:p/>
        </draw:connector>
        <draw:circle draw:style-name="gr1" draw:text-style-name="P1" draw:layer="layout" svg:width="0.7cm" svg:height="0.7cm" svg:x="19cm" svg:y="7.6cm">
          <text:p/>
        </draw:circle>
        <draw:frame draw:style-name="gr7" draw:text-style-name="P1" draw:layer="layout" svg:width="0.547cm" svg:height="0.543cm" svg:x="19.1cm" svg:y="7.657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custom-shape draw:style-name="gr8" draw:text-style-name="P1" draw:layer="layout" svg:width="0.3cm" svg:height="2.6cm" svg:x="17.2cm" svg:y="6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draw:layer="layout" svg:width="0.7cm" svg:height="0.7cm" svg:x="19cm" svg:y="9.8cm">
          <text:p/>
        </draw:circle>
        <draw:frame draw:style-name="gr7" draw:text-style-name="P1" draw:layer="layout" svg:width="0.547cm" svg:height="0.543cm" svg:x="19.1cm" svg:y="9.857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custom-shape draw:style-name="gr8" draw:text-style-name="P1" draw:layer="layout" svg:width="0.3cm" svg:height="1.3cm" svg:x="17.2cm" svg:y="9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draw:layer="layout" svg:width="0.7cm" svg:height="0.7cm" svg:x="19cm" svg:y="11.1cm">
          <text:p/>
        </draw:circle>
        <draw:frame draw:style-name="gr7" draw:text-style-name="P1" draw:layer="layout" svg:width="0.547cm" svg:height="0.543cm" svg:x="19.1cm" svg:y="11.157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custom-shape draw:style-name="gr8" draw:text-style-name="P1" draw:layer="layout" svg:width="0.3cm" svg:height="0.8cm" svg:x="17.2cm" svg:y="1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layer="layout" svg:width="0.3cm" svg:height="1.3cm" svg:x="17.2cm" svg:y="11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draw:layer="layout" svg:width="0.7cm" svg:height="0.7cm" svg:x="19cm" svg:y="12.2cm">
          <text:p/>
        </draw:circle>
        <draw:frame draw:style-name="gr7" draw:text-style-name="P1" draw:layer="layout" svg:width="0.547cm" svg:height="0.543cm" svg:x="19.1cm" svg:y="12.257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custom-shape draw:style-name="gr8" draw:text-style-name="P1" draw:layer="layout" svg:width="0.3cm" svg:height="1.3cm" svg:x="17.2cm" svg:y="13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draw:layer="layout" svg:width="0.7cm" svg:height="0.7cm" svg:x="19cm" svg:y="13.5cm">
          <text:p/>
        </draw:circle>
        <draw:frame draw:style-name="gr7" draw:text-style-name="P1" draw:layer="layout" svg:width="0.547cm" svg:height="0.543cm" svg:x="19.1cm" svg:y="13.557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custom-shape draw:style-name="gr8" draw:text-style-name="P1" draw:layer="layout" svg:width="0.3cm" svg:height="1.7cm" svg:x="17.2cm" svg:y="14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draw:layer="layout" svg:width="0.7cm" svg:height="0.7cm" svg:x="19cm" svg:y="15.1cm">
          <text:p/>
        </draw:circle>
        <draw:frame draw:style-name="gr7" draw:text-style-name="P1" draw:layer="layout" svg:width="0.547cm" svg:height="0.543cm" svg:x="19.1cm" svg:y="15.157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custom-shape draw:style-name="gr8" draw:text-style-name="P1" draw:layer="layout" svg:width="0.3cm" svg:height="2.1cm" svg:x="17.2cm" svg:y="16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draw:layer="layout" svg:width="0.7cm" svg:height="0.7cm" svg:x="19cm" svg:y="17cm">
          <text:p/>
        </draw:circle>
        <draw:frame draw:style-name="gr7" draw:text-style-name="P1" draw:layer="layout" svg:width="0.667cm" svg:height="0.543cm" svg:x="19.04cm" svg:y="17.057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custom-shape draw:style-name="gr8" draw:text-style-name="P1" draw:layer="layout" svg:width="0.3cm" svg:height="1.7cm" svg:x="17.2cm" svg:y="18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draw:layer="layout" svg:width="0.7cm" svg:height="0.7cm" svg:x="19cm" svg:y="19.1cm">
          <text:p/>
        </draw:circle>
        <draw:frame draw:style-name="gr7" draw:text-style-name="P1" draw:layer="layout" svg:width="0.667cm" svg:height="0.543cm" svg:x="19.04cm" svg:y="19.157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custom-shape draw:style-name="gr8" draw:text-style-name="P1" draw:layer="layout" svg:width="0.3cm" svg:height="1.5cm" svg:x="17.2cm" svg:y="20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draw:layer="layout" svg:width="0.7cm" svg:height="0.7cm" svg:x="18.993cm" svg:y="20.8cm">
          <text:p/>
        </draw:circle>
        <draw:frame draw:style-name="gr7" draw:text-style-name="P1" draw:layer="layout" svg:width="0.667cm" svg:height="0.543cm" svg:x="19.033cm" svg:y="20.857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custom-shape draw:style-name="gr8" draw:text-style-name="P1" draw:layer="layout" svg:width="0.3cm" svg:height="2.6cm" svg:x="17.2cm" svg:y="24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layer="layout" svg:width="0.3cm" svg:height="1.4cm" svg:x="17.2cm" svg:y="26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draw:layer="layout" svg:width="0.7cm" svg:height="0.7cm" svg:x="18.9cm" svg:y="24.9cm">
          <text:p/>
        </draw:circle>
        <draw:frame draw:style-name="gr7" draw:text-style-name="P1" draw:layer="layout" svg:width="0.667cm" svg:height="0.543cm" svg:x="18.94cm" svg:y="24.957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circle draw:style-name="gr1" draw:text-style-name="P1" draw:layer="layout" svg:width="0.7cm" svg:height="0.7cm" svg:x="18.9cm" svg:y="27.2cm">
          <text:p/>
        </draw:circle>
        <draw:frame draw:style-name="gr7" draw:text-style-name="P1" draw:layer="layout" svg:width="0.605cm" svg:height="0.543cm" svg:x="18.94cm" svg:y="27.257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5T16:06:50.51</meta:creation-date>
    <dc:date>2012-11-15T20:09:50.58</dc:date>
    <meta:editing-duration>PT3H58M53S</meta:editing-duration>
    <meta:editing-cycles>68</meta:editing-cycles>
    <meta:generator>OpenOffice.org/3.4.1$Win32 OpenOffice.org_project/341m1$Build-9593</meta:generator>
    <meta:document-statistic meta:object-count="175"/>
  </office:meta>
</office:document-meta>
</file>

<file path=Object 1/content.xml><?xml version="1.0" encoding="utf-8"?>
<math xmlns="http://www.w3.org/1998/Math/MathML">
  <semantics>
    <mrow>
      <msub>
        <mi>n</mi>
        <mi>s</mi>
      </msub>
    </mrow>
    <annotation encoding="StarMath 5.0">n_s</annotation>
  </semantics>
</math>
</file>

<file path=Object 10/content.xml><?xml version="1.0" encoding="utf-8"?>
<math xmlns="http://www.w3.org/1998/Math/MathML">
  <semantics>
    <mrow>
      <msub>
        <mi>n</mi>
        <mn>9</mn>
      </msub>
    </mrow>
    <annotation encoding="StarMath 5.0">n_9</annotation>
  </semantics>
</math>
</file>

<file path=Object 11/content.xml><?xml version="1.0" encoding="utf-8"?>
<math xmlns="http://www.w3.org/1998/Math/MathML">
  <semantics>
    <mrow>
      <msub>
        <mi>n</mi>
        <mn>10</mn>
      </msub>
    </mrow>
    <annotation encoding="StarMath 5.0">n_10</annotation>
  </semantics>
</math>
</file>

<file path=Object 12/content.xml><?xml version="1.0" encoding="utf-8"?>
<math xmlns="http://www.w3.org/1998/Math/MathML">
  <semantics>
    <mrow>
      <msub>
        <mi>n</mi>
        <mn>11</mn>
      </msub>
    </mrow>
    <annotation encoding="StarMath 5.0">n_11</annotation>
  </semantics>
</math>
</file>

<file path=Object 13/content.xml><?xml version="1.0" encoding="utf-8"?>
<math xmlns="http://www.w3.org/1998/Math/MathML">
  <semantics>
    <mrow>
      <msub>
        <mi>n</mi>
        <mn>12</mn>
      </msub>
    </mrow>
    <annotation encoding="StarMath 5.0">n_12</annotation>
  </semantics>
</math>
</file>

<file path=Object 14/content.xml><?xml version="1.0" encoding="utf-8"?>
<math xmlns="http://www.w3.org/1998/Math/MathML">
  <semantics>
    <mrow>
      <msub>
        <mi>n</mi>
        <mn>13</mn>
      </msub>
    </mrow>
    <annotation encoding="StarMath 5.0">n_13</annotation>
  </semantics>
</math>
</file>

<file path=Object 15/content.xml><?xml version="1.0" encoding="utf-8"?>
<math xmlns="http://www.w3.org/1998/Math/MathML">
  <semantics>
    <mrow>
      <msub>
        <mi>n</mi>
        <mi>f</mi>
      </msub>
    </mrow>
    <annotation encoding="StarMath 5.0">n_f</annotation>
  </semantics>
</math>
</file>

<file path=Object 2/content.xml><?xml version="1.0" encoding="utf-8"?>
<math xmlns="http://www.w3.org/1998/Math/MathML">
  <semantics>
    <mrow>
      <msub>
        <mi>n</mi>
        <mn>1</mn>
      </msub>
    </mrow>
    <annotation encoding="StarMath 5.0">n_1</annotation>
  </semantics>
</math>
</file>

<file path=Object 3/content.xml><?xml version="1.0" encoding="utf-8"?>
<math xmlns="http://www.w3.org/1998/Math/MathML">
  <semantics>
    <mrow>
      <msub>
        <mi>n</mi>
        <mn>2</mn>
      </msub>
    </mrow>
    <annotation encoding="StarMath 5.0">n_2</annotation>
  </semantics>
</math>
</file>

<file path=Object 4/content.xml><?xml version="1.0" encoding="utf-8"?>
<math xmlns="http://www.w3.org/1998/Math/MathML">
  <semantics>
    <mrow>
      <msub>
        <mi>n</mi>
        <mn>3</mn>
      </msub>
    </mrow>
    <annotation encoding="StarMath 5.0">n_3</annotation>
  </semantics>
</math>
</file>

<file path=Object 5/content.xml><?xml version="1.0" encoding="utf-8"?>
<math xmlns="http://www.w3.org/1998/Math/MathML">
  <semantics>
    <mrow>
      <msub>
        <mi>n</mi>
        <mn>4</mn>
      </msub>
    </mrow>
    <annotation encoding="StarMath 5.0">n_4</annotation>
  </semantics>
</math>
</file>

<file path=Object 6/content.xml><?xml version="1.0" encoding="utf-8"?>
<math xmlns="http://www.w3.org/1998/Math/MathML">
  <semantics>
    <mrow>
      <msub>
        <mi>n</mi>
        <mn>5</mn>
      </msub>
    </mrow>
    <annotation encoding="StarMath 5.0">n_5</annotation>
  </semantics>
</math>
</file>

<file path=Object 7/content.xml><?xml version="1.0" encoding="utf-8"?>
<math xmlns="http://www.w3.org/1998/Math/MathML">
  <semantics>
    <mrow>
      <msub>
        <mi>n</mi>
        <mn>6</mn>
      </msub>
    </mrow>
    <annotation encoding="StarMath 5.0">n_6</annotation>
  </semantics>
</math>
</file>

<file path=Object 8/content.xml><?xml version="1.0" encoding="utf-8"?>
<math xmlns="http://www.w3.org/1998/Math/MathML">
  <semantics>
    <mrow>
      <msub>
        <mi>n</mi>
        <mn>7</mn>
      </msub>
    </mrow>
    <annotation encoding="StarMath 5.0">n_7</annotation>
  </semantics>
</math>
</file>

<file path=Object 9/content.xml><?xml version="1.0" encoding="utf-8"?>
<math xmlns="http://www.w3.org/1998/Math/MathML">
  <semantics>
    <mrow>
      <msub>
        <mi>n</mi>
        <mn>8</mn>
      </msub>
    </mrow>
    <annotation encoding="StarMath 5.0">n_8</annotation>
  </semantics>
</math>
</file>